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product_image"&gt;</text:placeholder></text:p>
            <text:p text:style-name="P59"><draw:frame draw:style-name="fr2" draw:name="image: asimage(line.product_id.product_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0"><text:placeholder text:placeholder-type="text">&lt;line.notes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7" text:date-value="2015-07-08T07:57:01.231999830">08/07/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08T07:57:00.982000000</dc:date>
    <meta:print-date>2010-04-13T14:27:00</meta:print-date>
    <meta:editing-cycles>98</meta:editing-cycles>
    <meta:editing-duration>PT3H53M5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2" meta:word-count="246" meta:character-count="2541" meta:non-whitespace-character-count="2339"/>
  </office:meta>
</office:document-meta>
</file>